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6.41pt" svg:y="327.34pt">
            <draw:object draw:notify-on-update-of-ranges="Sheet1.B2:Sheet1.B5 Sheet1.C2:Sheet1.C5 Sheet1.D2:Sheet1.D5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g(n); w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3580" calcext:value-type="float">
            <text:p>2983580</text:p>
          </table:table-cell>
          <table:table-cell office:value-type="float" office:value="3547357" calcext:value-type="float">
            <text:p>3547357</text:p>
          </table:table-cell>
          <table:table-cell office:value-type="float" office:value="6100331" calcext:value-type="float">
            <text:p>6100331</text:p>
          </table:table-cell>
          <table:table-cell office:value-type="float" office:value="16592860" calcext:value-type="float">
            <text:p>16592860</text:p>
          </table:table-cell>
          <table:table-cell/>
          <table:table-cell table:style-name="ce3" table:formula="of:=[.B2]/100000" office:value-type="float" office:value="29.8358" calcext:value-type="float">
            <text:p>29.84</text:p>
          </table:table-cell>
          <table:table-cell table:style-name="ce3" table:formula="of:=[.C2]/100000" office:value-type="float" office:value="35.47357" calcext:value-type="float">
            <text:p>35.47</text:p>
          </table:table-cell>
          <table:table-cell table:style-name="ce3" table:formula="of:=[.D2]/100000" office:value-type="float" office:value="61.00331" calcext:value-type="float">
            <text:p>61.00</text:p>
          </table:table-cell>
          <table:table-cell table:style-name="ce3" table:formula="of:=[.E2]/100000" office:value-type="float" office:value="165.9286" calcext:value-type="float">
            <text:p>165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22402" calcext:value-type="float">
            <text:p>12522402</text:p>
          </table:table-cell>
          <table:table-cell office:value-type="float" office:value="14966288" calcext:value-type="float">
            <text:p>14966288</text:p>
          </table:table-cell>
          <table:table-cell office:value-type="float" office:value="22275812" calcext:value-type="float">
            <text:p>22275812</text:p>
          </table:table-cell>
          <table:table-cell office:value-type="float" office:value="38554802" calcext:value-type="float">
            <text:p>38554802</text:p>
          </table:table-cell>
          <table:table-cell/>
          <table:table-cell table:style-name="ce3" table:formula="of:=[.B3]/100000" office:value-type="float" office:value="125.22402" calcext:value-type="float">
            <text:p>125.22</text:p>
          </table:table-cell>
          <table:table-cell table:style-name="ce3" table:formula="of:=[.C3]/100000" office:value-type="float" office:value="149.66288" calcext:value-type="float">
            <text:p>149.66</text:p>
          </table:table-cell>
          <table:table-cell table:style-name="ce3" table:formula="of:=[.D3]/100000" office:value-type="float" office:value="222.75812" calcext:value-type="float">
            <text:p>222.76</text:p>
          </table:table-cell>
          <table:table-cell table:style-name="ce3" table:formula="of:=[.E3]/100000" office:value-type="float" office:value="385.54802" calcext:value-type="float">
            <text:p>385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315749" calcext:value-type="float">
            <text:p>46315749</text:p>
          </table:table-cell>
          <table:table-cell office:value-type="float" office:value="50405356" calcext:value-type="float">
            <text:p>50405356</text:p>
          </table:table-cell>
          <table:table-cell office:value-type="float" office:value="82760995" calcext:value-type="float">
            <text:p>82760995</text:p>
          </table:table-cell>
          <table:table-cell office:value-type="float" office:value="129840710" calcext:value-type="float">
            <text:p>129840710</text:p>
          </table:table-cell>
          <table:table-cell/>
          <table:table-cell table:style-name="ce3" table:formula="of:=[.B4]/100000" office:value-type="float" office:value="463.15749" calcext:value-type="float">
            <text:p>463.16</text:p>
          </table:table-cell>
          <table:table-cell table:style-name="ce3" table:formula="of:=[.C4]/100000" office:value-type="float" office:value="504.05356" calcext:value-type="float">
            <text:p>504.05</text:p>
          </table:table-cell>
          <table:table-cell table:style-name="ce3" table:formula="of:=[.D4]/100000" office:value-type="float" office:value="827.60995" calcext:value-type="float">
            <text:p>827.61</text:p>
          </table:table-cell>
          <table:table-cell table:style-name="ce3" table:formula="of:=[.E4]/100000" office:value-type="float" office:value="1298.4071" calcext:value-type="float">
            <text:p>1298.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4736964" calcext:value-type="float">
            <text:p>184736964</text:p>
          </table:table-cell>
          <table:table-cell office:value-type="float" office:value="199971426" calcext:value-type="float">
            <text:p>199971426</text:p>
          </table:table-cell>
          <table:table-cell office:value-type="float" office:value="258444819" calcext:value-type="float">
            <text:p>258444819</text:p>
          </table:table-cell>
          <table:table-cell office:value-type="float" office:value="466037862" calcext:value-type="float">
            <text:p>466037862</text:p>
          </table:table-cell>
          <table:table-cell/>
          <table:table-cell table:style-name="ce3" table:formula="of:=[.B5]/100000" office:value-type="float" office:value="1847.36964" calcext:value-type="float">
            <text:p>1847.37</text:p>
          </table:table-cell>
          <table:table-cell table:style-name="ce3" table:formula="of:=[.C5]/100000" office:value-type="float" office:value="1999.71426" calcext:value-type="float">
            <text:p>1999.71</text:p>
          </table:table-cell>
          <table:table-cell table:style-name="ce3" table:formula="of:=[.D5]/100000" office:value-type="float" office:value="2584.44819" calcext:value-type="float">
            <text:p>2584.45</text:p>
          </table:table-cell>
          <table:table-cell table:style-name="ce3" table:formula="of:=[.E5]/100000" office:value-type="float" office:value="4660.37862" calcext:value-type="float">
            <text:p>4660.3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Sorting n integers in the range [0, 2^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runtime for counting sort in nanosecon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 trials pe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: Runtime is about O(n + 2^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Note k = 2^w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8:41:01.144007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8:21:03.911743478</meta:creation-date>
    <dc:date>2022-02-17T18:42:41.126393199</dc:date>
    <meta:editing-duration>PT21M11S</meta:editing-duration>
    <meta:editing-cycles>28</meta:editing-cycles>
    <meta:generator>LibreOffice/6.0.7.3$Linux_X86_64 LibreOffice_project/00m0$Build-3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454cm" style:legend-expansion="high" chart:style-name="ch2"/>
        <chart:plot-area chart:style-name="ch3" table:cell-range-address="Sheet1.B2:Sheet1.E5" chart:data-source-has-labels="row" svg:x="1.331cm" svg:y="0.18cm" svg:width="11.841cm" svg:height="7.659cm">
          <chartooo:coordinate-region svg:x="3.249cm" svg:y="0.38cm" svg:width="9.829cm" svg:height="6.812cm"/>
          <chart:axis chart:dimension="x" chart:name="primary-x" chart:style-name="ch4">
            <chart:title svg:x="5.342cm" svg:y="8.019cm" chart:style-name="ch5">
              <text:p>lg_2(number of elements)</text:p>
            </chart:title>
          </chart:axis>
          <chart:axis chart:dimension="y" chart:name="primary-y" chart:style-name="ch4">
            <chart:title svg:x="0.451cm" svg:y="5.799cm" chart:style-name="ch6">
              <text:p>Runtime (nanoseconds)</text:p>
            </chart:title>
            <chart:grid chart:style-name="ch7" chart:class="major"/>
          </chart:axis>
          <chart:series chart:style-name="ch8" chart:values-cell-range-address="Sheet1.B2:Sheet1.B5" loext:label-string="w16bits" chart:class="chart:line">
            <chart:data-point chart:repeated="4"/>
          </chart:series>
          <chart:series chart:style-name="ch9" chart:values-cell-range-address="Sheet1.C2:Sheet1.C5" loext:label-string="w18bits" chart:class="chart:line">
            <chart:data-point chart:repeated="4"/>
          </chart:series>
          <chart:series chart:style-name="ch10" chart:values-cell-range-address="Sheet1.D2:Sheet1.D5" loext:label-string="w20bits" chart:class="chart:line">
            <chart:data-point chart:repeated="4"/>
          </chart:series>
          <chart:series chart:style-name="ch11" chart:values-cell-range-address="Sheet1.E2:Sheet1.E5" loext:label-string="w20bits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6bits</text:p>
              </table:table-cell>
              <table:table-cell office:value-type="string">
                <text:p>w18bits</text:p>
              </table:table-cell>
              <table:table-cell office:value-type="string">
                <text:p>w20bits</text:p>
              </table:table-cell>
              <table:table-cell office:value-type="string">
                <text:p>w20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3580">
                <text:p>2983580</text:p>
                <draw:g>
                  <svg:desc>Sheet1.B2:Sheet1.B5</svg:desc>
                </draw:g>
              </table:table-cell>
              <table:table-cell office:value-type="float" office:value="3547357">
                <text:p>3547357</text:p>
                <draw:g>
                  <svg:desc>Sheet1.C2:Sheet1.C5</svg:desc>
                </draw:g>
              </table:table-cell>
              <table:table-cell office:value-type="float" office:value="6100331">
                <text:p>6100331</text:p>
                <draw:g>
                  <svg:desc>Sheet1.D2:Sheet1.D5</svg:desc>
                </draw:g>
              </table:table-cell>
              <table:table-cell office:value-type="float" office:value="16592860">
                <text:p>16592860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22402">
                <text:p>12522402</text:p>
              </table:table-cell>
              <table:table-cell office:value-type="float" office:value="14966288">
                <text:p>14966288</text:p>
              </table:table-cell>
              <table:table-cell office:value-type="float" office:value="22275812">
                <text:p>22275812</text:p>
              </table:table-cell>
              <table:table-cell office:value-type="float" office:value="38554802">
                <text:p>38554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315749">
                <text:p>46315749</text:p>
              </table:table-cell>
              <table:table-cell office:value-type="float" office:value="50405356">
                <text:p>50405356</text:p>
              </table:table-cell>
              <table:table-cell office:value-type="float" office:value="82760995">
                <text:p>82760995</text:p>
              </table:table-cell>
              <table:table-cell office:value-type="float" office:value="129840710">
                <text:p>1298407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736964">
                <text:p>184736964</text:p>
              </table:table-cell>
              <table:table-cell office:value-type="float" office:value="199971426">
                <text:p>199971426</text:p>
              </table:table-cell>
              <table:table-cell office:value-type="float" office:value="258444819">
                <text:p>258444819</text:p>
              </table:table-cell>
              <table:table-cell office:value-type="float" office:value="466037862">
                <text:p>466037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